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>
      <style:paragraph-properties fo:margin-left="0cm" fo:margin-right="0cm" fo:text-indent="0cm" style:auto-text-indent="false"/>
    </style:style>
    <style:style style:name="P6" style:family="paragraph" style:parent-style-name="List_20_Paragraph">
      <style:paragraph-properties fo:margin-left="0cm" fo:margin-right="0cm" fo:margin-top="0cm" fo:margin-bottom="0.353cm" fo:text-indent="0cm" style:auto-text-indent="false"/>
    </style:style>
    <style:style style:name="T1" style:family="text">
      <style:text-properties style:font-name="Consolas" fo:font-size="12pt" style:font-size-asian="12pt" style:font-name-complex="Consolas1" style:font-size-complex="12pt"/>
    </style:style>
    <style:style style:name="T2" style:family="text">
      <style:text-properties style:font-name="Consolas" fo:font-weight="bold" style:font-weight-asian="bold" style:font-name-complex="Consolas1"/>
    </style:style>
    <style:style style:name="T3" style:family="text">
      <style:text-properties style:font-name="Consolas" fo:font-weight="bold" style:font-weight-asian="bold" style:font-name-complex="Consolas1" style:font-weight-complex="bold"/>
    </style:style>
    <style:style style:name="T4" style:family="text">
      <style:text-properties style:font-name="Consolas" fo:font-weight="bold" officeooo:rsid="00170ea0" style:font-weight-asian="bold" style:font-name-complex="Consolas1"/>
    </style:style>
    <style:style style:name="T5" style:family="text">
      <style:text-properties style:font-name="Consolas" style:font-name-complex="Consolas1"/>
    </style:style>
    <style:style style:name="T6" style:family="text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name-complex="Consolas1" style:font-size-complex="14pt"/>
    </style:style>
    <style:style style:name="T7" style:family="text">
      <style:text-properties style:font-name="Consolas" fo:font-size="14pt" fo:font-weight="bold" style:font-size-asian="14pt" style:font-weight-asian="bold" style:font-name-complex="Consolas1" style:font-size-complex="14pt"/>
    </style:style>
    <style:style style:name="T8" style:family="text">
      <style:text-properties style:font-name="Consolas" fo:font-weight="normal" style:font-weight-asian="normal" style:font-name-complex="Consolas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etroTool in java:</text:span></text:p>
      <text:p text:style-name="Standard"/>
      <text:p text:style-name="Standard"><text:span text:style-name="T2">Requirements:</text:span></text:p>
      <text:list xml:id="list1250473598" text:style-name="WWNum1">
        <text:list-item>
          <text:p text:style-name="P4"><text:span text:style-name="T5">Java 1.6 *</text:span></text:p>
        </text:list-item>
        <text:list-item>
          <text:p text:style-name="P4"><text:span text:style-name="T5">Rxtx library </text:span></text:p>
        </text:list-item>
        <text:list-item>
          <text:p text:style-name="P4"><text:span text:style-name="T5">ASCRMApi.jar</text:span></text:p>
        </text:list-item>
        <text:list-item>
          <text:p text:style-name="P4"><text:span text:style-name="T5">ascrm.ini file</text:span></text:p>
        </text:list-item>
      </text:list>
      <text:p text:style-name="Standard"><text:span text:style-name="T6">For Windows :</text:span></text:p>
      <text:p text:style-name="Standard"><text:span text:style-name="T5">Do this to use RXTX library:</text:span></text:p>
      <text:p text:style-name="P2"><text:span text:style-name="T5">Copy .dll files for RXTX library. Now go to the directory where java is installed. Then go to java directory, then jre and then bin directory. After that </text:span><text:span text:style-name="T2">paste .dll files.</text:span></text:p>
      <text:p text:style-name="P2"><text:span text:style-name="T5">Copy RXTXcomm.jar, then go to the directory where java is installed. Then go to java, then jre, then lib then ext directory and Paste it</text:span><text:span text:style-name="T2">. </text:span></text:p>
      <text:p text:style-name="P2"/>
      <text:p text:style-name="Standard"><text:span text:style-name="T5">Copy </text:span><text:span text:style-name="T2">ASCRMApi.jar</text:span><text:span text:style-name="T5"> and </text:span><text:span text:style-name="T2">ascrm.ini</text:span><text:span text:style-name="T5"> to any folder.</text:span></text:p>
      <text:p text:style-name="Standard"><text:span text:style-name="T5">Copy </text:span><text:span text:style-name="T3">mega_ascrm </text:span><text:span text:style-name="T8">folder</text:span><text:span text:style-name="T3"> </text:span><text:span text:style-name="T8">to same folder.</text:span></text:p>
      <text:p text:style-name="Standard"><text:span text:style-name="T5">First Compile the Ascrm.java by this following command from terminal.</text:span></text:p>
      <text:p text:style-name="Standard"><text:span text:style-name="T2">javac -classpath ".;ASCRMApi.jar" mega_ascrm/Ascrm.java </text:span><text:bookmark text:name="__DdeLink__113_1974809090"/><text:span text:style-name="T2">mega_ascrm/TestPrinter/METRO_Printer.java</text:span></text:p>
      <text:p text:style-name="Standard"><text:span text:style-name="T5">Then make a jar file </text:span></text:p>
      <text:p text:style-name="Standard"><text:span text:style-name="T2">jar cvfe ascrm.jar mega_ascrm.Ascrm mega_ascrm/*.class mega_ascrm/TestPrinter/*.class</text:span></text:p>
      <text:p text:style-name="Standard"><text:span text:style-name="T5">Then open the jar file and </text:span><text:span text:style-name="T2">edit MANIFEST.MF</text:span></text:p>
      <text:p text:style-name="Standard"><text:span text:style-name="T5">Add this line</text:span></text:p>
      <text:p text:style-name="Standard"><text:span text:style-name="T2">Class-path : ASCRMApi.jar</text:span></text:p>
      <text:p text:style-name="Standard"><text:span text:style-name="T5">Now run the jar file</text:span></text:p>
      <text:p text:style-name="P1"><text:span text:style-name="T2">java -jar ascrm.jar</text:span></text:p>
      <text:p text:style-name="Standard"/>
      <text:p text:style-name="List_20_Paragraph"/>
      <text:p text:style-name="List_20_Paragraph"><text:soft-page-break/></text:p>
      <text:p text:style-name="List_20_Paragraph"/>
      <text:p text:style-name="List_20_Paragraph"/>
      <text:p text:style-name="List_20_Paragraph"/>
      <text:p text:style-name="P5"><text:span text:style-name="T7">For Linux :</text:span></text:p>
      <text:p text:style-name="List_20_Paragraph"/>
      <text:p text:style-name="Standard"><text:span text:style-name="T5">Do this to use RXTX library:</text:span></text:p>
      <text:p text:style-name="P2"><text:span text:style-name="T5">Copy .so files for RXTX library. Now go to the directory where java is installed. Then go to java directory, then jre and then bin directory. After that </text:span><text:span text:style-name="T2">paste the .so files.</text:span></text:p>
      <text:p text:style-name="P2"><text:span text:style-name="T5">Copy RXTXcomm.jar, then go to the directory where java is installed. Then go to java, then jre, then lib then ext directory and Paste it</text:span><text:span text:style-name="T2">. </text:span></text:p>
      <text:p text:style-name="Standard"/>
      <text:p text:style-name="Standard"><text:span text:style-name="T5">Copy </text:span><text:span text:style-name="T2">ASCRMApi.jar</text:span><text:span text:style-name="T5"> and </text:span><text:span text:style-name="T2">ascrm.ini</text:span><text:span text:style-name="T5"> to any folder.</text:span></text:p>
      <text:p text:style-name="Standard"><text:span text:style-name="T5">Copy </text:span><text:span text:style-name="T3">mega_ascrm </text:span><text:span text:style-name="T8">folder</text:span><text:span text:style-name="T3"> </text:span><text:span text:style-name="T8">to same folder.</text:span></text:p>
      <text:p text:style-name="Standard"><text:span text:style-name="T5">First Compile the Ascrm.java by this following command from terminal.</text:span></text:p>
      <text:p text:style-name="Standard"><text:span text:style-name="T2">javac -classpath ".:ASCRMApi.jar" mega_ascrm/Ascrm.java mega_ascrm/TestPrinter/METRO_Printer.java</text:span></text:p>
      <text:p text:style-name="Standard"><text:span text:style-name="T5">Then make a jar file </text:span></text:p>
      <text:p text:style-name="Standard"><text:span text:style-name="T2">jar cvfe ascrm.jar mega_ascrm.Ascrm mega_ascrm/*.class mega_ascrm/TestPrinter/*.class</text:span></text:p>
      <text:p text:style-name="Standard"><text:span text:style-name="T5">Then open the jar file and </text:span><text:span text:style-name="T2">edit MANIFEST.MF</text:span></text:p>
      <text:p text:style-name="Standard"><text:span text:style-name="T5">Add this line</text:span></text:p>
      <text:p text:style-name="Standard"><text:span text:style-name="T2">Class-</text:span><text:span text:style-name="T4">P</text:span><text:span text:style-name="T2">ath : ASCRMApi.jar</text:span></text:p>
      <text:p text:style-name="Standard"><text:span text:style-name="T5">Now run the jar file</text:span></text:p>
      <text:p text:style-name="P1"><text:bookmark text:name="__DdeLink__129_1069305462"/><text:span text:style-name="T2">java -jar ascrm.jar</text:span></text:p>
      <text:p text:style-name="P5"/>
      <text:p text:style-name="P5"/>
      <text:p text:style-name="P5"/>
      <text:p text:style-name="P5"><text:soft-page-break/></text:p>
      <text:p text:style-name="P6"><text:span text:style-name="T5">* If java is not installed then install java 1.6 and read manu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size="11pt" fo:language="en" fo:country="US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/>
    <style:style style:name="No_20_Spacing" style:display-name="No Spacing" style:family="paragraph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6-17T07:32:00</meta:creation-date>
    <meta:initial-creator>Abhi</meta:initial-creator>
    <dc:creator>root </dc:creator>
    <dc:date>2017-12-05T21:06:56</dc:date>
    <meta:editing-cycles>51</meta:editing-cycles>
    <meta:editing-duration>PT00H01M11S</meta:editing-duration>
    <meta:generator>OpenOffice.org/3.2$Linux OpenOffice.org_project/320m19$Build-9505</meta:generator>
    <meta:document-statistic meta:table-count="0" meta:image-count="0" meta:object-count="0" meta:page-count="3" meta:paragraph-count="37" meta:word-count="282" meta:character-count="1804"/>
    <meta:template xlink:type="simple" xlink:actuate="onRequest" xlink:title="Normal.dotm" xlink:href=""/>
  </office:meta>
</office:document-meta>
</file>